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8cm" fo:min-width="15.433cm" fo:padding-top="0.16cm" fo:padding-bottom="0.16cm" fo:padding-left="0.285cm" fo:padding-right="0.285cm" draw:shadow="visible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38cm" fo:min-width="15.433cm" fo:padding-top="0.16cm" fo:padding-bottom="0.16cm" fo:padding-left="0.285cm" fo:padding-right="0.285cm" draw:shadow="visible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179cm" fo:min-width="15.433cm" fo:padding-top="0.16cm" fo:padding-bottom="0.16cm" fo:padding-left="0.285cm" fo:padding-right="0.285cm" draw:shadow="visible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8cm" fo:min-width="19.32cm" fo:padding-top="0.16cm" fo:padding-bottom="0.16cm" fo:padding-left="0.285cm" fo:padding-right="0.285cm" draw:shadow="visible"/>
    </style:style>
    <style:style style:name="gr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38cm" fo:min-width="19.32cm" fo:padding-top="0.16cm" fo:padding-bottom="0.16cm" fo:padding-left="0.285cm" fo:padding-right="0.285cm" draw:shadow="visible"/>
    </style:style>
    <style:style style:name="gr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179cm" fo:min-width="19.32cm" fo:padding-top="0.16cm" fo:padding-bottom="0.16cm" fo:padding-left="0.285cm" fo:padding-right="0.285cm" draw:shadow="visible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8cm" fo:min-width="19.321cm" fo:padding-top="0.16cm" fo:padding-bottom="0.16cm" fo:padding-left="0.285cm" fo:padding-right="0.285cm" draw:shadow="visible"/>
    </style:style>
    <style:style style:name="gr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38cm" fo:min-width="19.321cm" fo:padding-top="0.16cm" fo:padding-bottom="0.16cm" fo:padding-left="0.285cm" fo:padding-right="0.285cm" draw:shadow="visible"/>
    </style:style>
    <style:style style:name="gr9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628cm" fo:min-width="19.321cm" fo:padding-top="0.16cm" fo:padding-bottom="0.16cm" fo:padding-left="0.285cm" fo:padding-right="0.285cm" draw:shadow="visible"/>
    </style:style>
    <style:style style:name="gr10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755cm" fo:min-width="19.32cm" fo:padding-top="0.16cm" fo:padding-bottom="0.16cm" fo:padding-left="0.285cm" fo:padding-right="0.285cm" draw:shadow="visible"/>
    </style:style>
    <style:style style:name="gr1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603cm" fo:min-width="19.32cm" fo:padding-top="0.16cm" fo:padding-bottom="0.16cm" fo:padding-left="0.285cm" fo:padding-right="0.285cm" draw:shadow="visible"/>
    </style:style>
    <style:style style:name="gr1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73cm" fo:min-width="19.32cm" fo:padding-top="0.16cm" fo:padding-bottom="0.16cm" fo:padding-left="0.285cm" fo:padding-right="0.285cm" draw:shadow="visible"/>
    </style:style>
    <style:style style:name="gr13" style:family="graphic" style:parent-style-name="objectwithoutfill">
      <style:graphic-properties draw:stroke="dash" draw:stroke-dash="Fine_20_Dashed"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14" style:family="graphic" style:parent-style-name="objectwithoutfill">
      <style:graphic-properties draw:stroke="solid" draw:stroke-dash="Fine_20_Dashed" svg:stroke-width="0.071cm" draw:marker-start="" draw:marker-start-width="0.413cm" draw:marker-end="Diamond_20_unfilled" draw:marker-end-width="0.988cm" draw:fill="none" draw:textarea-vertical-align="middle" fo:padding-top="0.16cm" fo:padding-bottom="0.16cm" fo:padding-left="0.285cm" fo:padding-right="0.285cm"/>
    </style:style>
    <style:style style:name="gr15" style:family="graphic" style:parent-style-name="objectwithoutfill">
      <style:graphic-properties draw:stroke="dash" draw:stroke-dash="Fine_20_Dashed" svg:stroke-width="0.071cm" draw:marker-start="" draw:marker-start-width="0.413cm" draw:marker-end="Short_20_line_20_Arrow" draw:marker-end-width="0.988cm" draw:fill="none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8cm" fo:min-width="14.272cm" fo:padding-top="0.16cm" fo:padding-bottom="0.16cm" fo:padding-left="0.285cm" fo:padding-right="0.285cm" draw:shadow="visible"/>
    </style:style>
    <style:style style:name="gr1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38cm" fo:min-width="14.272cm" fo:padding-top="0.16cm" fo:padding-bottom="0.16cm" fo:padding-left="0.285cm" fo:padding-right="0.285cm" draw:shadow="visible"/>
    </style:style>
    <style:style style:name="gr1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179cm" fo:min-width="14.272cm" fo:padding-top="0.16cm" fo:padding-bottom="0.16cm" fo:padding-left="0.285cm" fo:padding-right="0.285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9" draw:id="id9">
            <draw:custom-shape draw:style-name="gr1" draw:text-style-name="P2" draw:layer="layout" svg:width="16.003cm" svg:height="2.3cm" svg:x="73.808cm" svg:y="22.401cm">
              <text:p text:style-name="P1"><text:span text:style-name="T1">&lt;&lt;Interface&gt;&gt;</text:span></text:p>
              <text:p text:style-name="P1"><text:span text:style-name="T1">IDiGraph&lt;IFragment&gt;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6.003cm" svg:height="0.858cm" svg:x="73.808cm" svg:y="24.70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5" xml:id="id5" draw:id="id5" draw:layer="layout" svg:width="16.003cm" svg:height="1.499cm" svg:x="73.808cm" svg:y="25.502cm">
              <text:p text:style-name="P4">+ getReflexiveTransitiveClosure(): IDiGraph&lt;IFragment&gt;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4" draw:text-style-name="P2" draw:layer="layout" svg:width="19.89cm" svg:height="2.3cm" svg:x="48.762cm" svg:y="12.873cm">
              <text:p text:style-name="P1"><text:span text:style-name="T1">&lt;&lt;Interface&gt;&gt;</text:span></text:p>
              <text:p text:style-name="P1"><text:span text:style-name="T1">IMereology&lt;IFragment&gt;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9.89cm" svg:height="0.858cm" svg:x="48.762cm" svg:y="15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9.89cm" svg:height="1.499cm" svg:x="48.762cm" svg:y="15.974cm">
              <text:p text:style-name="P6"><text:span text:style-name="T2">+ isPartOf(part: IFragment, whole: IFragment): boolean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7" draw:text-style-name="P2" draw:layer="layout" svg:width="19.891cm" svg:height="2.3cm" svg:x="48.762cm" svg:y="22.177cm">
              <text:p text:style-name="P1"><text:span text:style-name="T1">&lt;&lt;Interface&gt;&gt;</text:span></text:p>
              <text:p text:style-name="P1"><text:span text:style-name="T1">IMereologyBuilder&lt;IFragment&gt;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19.891cm" svg:height="0.858cm" svg:x="48.762cm" svg:y="24.47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xml:id="id6" draw:id="id6" draw:layer="layout" svg:width="19.891cm" svg:height="1.948cm" svg:x="48.762cm" svg:y="25.278cm">
              <text:p text:style-name="P6"><text:span text:style-name="T2">+ partOf(part: IFragment, whole: IFragment): IMereologyBuilder&lt;IFragment&gt;</text:span></text:p>
              <text:p text:style-name="P6"><text:span text:style-name="T2">+ build(): IMereology&lt;IFragment&gt;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4" draw:text-style-name="P2" draw:layer="layout" svg:width="19.89cm" svg:height="2.3cm" svg:x="22.448cm" svg:y="22.113cm">
              <text:p text:style-name="P1"><text:span text:style-name="T1">&lt;&lt;Interface&gt;&gt;</text:span></text:p>
              <text:p text:style-name="P1"><text:span text:style-name="T1">IFragmentKBBuilder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9.89cm" svg:height="0.858cm" svg:x="22.448cm" svg:y="24.41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9.89cm" svg:height="2.075cm" svg:x="22.448cm" svg:y="25.214cm">
              <text:p text:style-name="P6"><text:span text:style-name="T2">+ fragmentOf(part: IFragment, whole: IFragment): IFragmentKBBuilder</text:span></text:p>
              <text:p text:style-name="P6"><text:span text:style-name="T2">+ build(): IFragmentKB</text:span></text:p>
              <draw:enhanced-geometry svg:viewBox="0 0 21600 21600" draw:type="rectangle" draw:enhanced-path="M 0 0 L 21600 0 21600 21600 0 21600 0 0 Z N"/>
            </draw:custom-shape>
          </draw:g>
          <draw:g xml:id="id7" draw:id="id7">
            <draw:custom-shape draw:style-name="gr4" draw:text-style-name="P2" draw:layer="layout" svg:width="19.89cm" svg:height="2.3cm" svg:x="22.448cm" svg:y="12.873cm">
              <text:p text:style-name="P1"><text:span text:style-name="T1">&lt;&lt;Interface&gt;&gt;</text:span></text:p>
              <text:p text:style-name="P1"><text:span text:style-name="T1">IFragmentKB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9.89cm" svg:height="0.858cm" svg:x="22.448cm" svg:y="15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9.89cm" svg:height="1.499cm" svg:x="22.448cm" svg:y="15.974cm">
              <text:p text:style-name="P6"><text:span text:style-name="T2">+ isFragmentOf(part: IFragment, whole: IFragment): boolean</text:span></text:p>
              <draw:enhanced-geometry svg:viewBox="0 0 21600 21600" draw:type="rectangle" draw:enhanced-path="M 0 0 L 21600 0 21600 21600 0 21600 0 0 Z N"/>
            </draw:custom-shape>
          </draw:g>
          <draw:g xml:id="id3" draw:id="id3">
            <draw:custom-shape draw:style-name="gr4" draw:text-style-name="P2" draw:layer="layout" svg:width="19.89cm" svg:height="2.3cm" svg:x="48.762cm" svg:y="32.806cm">
              <text:p text:style-name="P1"><text:span text:style-name="T1">MereologyBuilder&lt;IFragment&gt;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9.89cm" svg:height="0.858cm" svg:x="48.762cm" svg:y="35.10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9.89cm" svg:height="1.923cm" svg:x="48.762cm" svg:y="35.907cm">
              <text:p text:style-name="P6"><text:span text:style-name="T2">+ partOf(part: IFragment, whole: Ifragment): IMereologyBuilder&lt;IFragment&gt;</text:span></text:p>
              <text:p text:style-name="P6"><text:span text:style-name="T2">+ build(): IMereology&lt;IFragment&gt;</text:span>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4" draw:text-style-name="P2" draw:layer="layout" svg:width="19.89cm" svg:height="2.3cm" svg:x="22.448cm" svg:y="32.806cm">
              <text:p text:style-name="P1"><text:span text:style-name="T1">FragmentKBBuil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19.89cm" svg:height="0.858cm" svg:x="22.448cm" svg:y="35.1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5" draw:layer="layout" svg:width="19.89cm" svg:height="2.05cm" svg:x="22.448cm" svg:y="35.907cm">
              <text:p text:style-name="P6"><text:span text:style-name="T2">+ fragmentOf(part: IFragment, whole: IFragment): IFragmentKBBuilder</text:span></text:p>
              <text:p text:style-name="P6"><text:span text:style-name="T2">+ build(): IFragmentK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3" draw:text-style-name="P7" draw:layer="layout" svg:x1="32.393cm" svg:y1="32.806cm" svg:x2="32.393cm" svg:y2="27.289cm" draw:start-shape="id1" draw:start-glue-point="0" draw:end-shape="id2" svg:d="M32393 32806v-5517" svg:viewBox="0 0 1 5518">
            <text:p/>
          </draw:connector>
          <draw:connector draw:style-name="gr13" draw:text-style-name="P7" draw:layer="layout" svg:x1="58.707cm" svg:y1="32.806cm" svg:x2="58.707cm" svg:y2="27.226cm" draw:start-shape="id3" draw:start-glue-point="0" draw:end-shape="id4" draw:end-glue-point="2" svg:d="M58707 32806v-5580" svg:viewBox="0 0 1 5581">
            <text:p/>
          </draw:connector>
          <draw:connector draw:style-name="gr14" draw:text-style-name="P7" draw:layer="layout" svg:x1="73.808cm" svg:y1="26.251cm" svg:x2="68.652cm" svg:y2="35.318cm" draw:start-shape="id5" draw:start-glue-point="3" draw:end-shape="id3" draw:end-glue-point="1" svg:d="M73808 26251h-2478v9067h-2678" svg:viewBox="0 0 5157 9068">
            <text:p/>
          </draw:connector>
          <draw:connector draw:style-name="gr14" draw:text-style-name="P7" draw:layer="layout" svg:x1="42.338cm" svg:y1="35.381cm" svg:x2="42.338cm" svg:y2="35.381cm" draw:start-shape="id1" draw:start-glue-point="1" draw:end-shape="id1" draw:end-glue-point="1" svg:d="M42338 35381z" svg:viewBox="0 0 1 1">
            <text:p/>
          </draw:connector>
          <draw:connector draw:style-name="gr14" draw:text-style-name="P7" draw:layer="layout" svg:x1="48.762cm" svg:y1="26.252cm" svg:x2="42.338cm" svg:y2="35.381cm" draw:start-shape="id6" draw:start-glue-point="3" draw:end-shape="id1" svg:d="M48762 26252h-3112v9129h-3312" svg:viewBox="0 0 6425 9130">
            <text:p/>
          </draw:connector>
          <draw:connector draw:style-name="gr15" draw:text-style-name="P7" draw:layer="layout" svg:x1="32.393cm" svg:y1="22.113cm" svg:x2="32.393cm" svg:y2="17.473cm" draw:start-shape="id2" draw:start-glue-point="0" draw:end-shape="id7" svg:d="M32393 22113v-4640" svg:viewBox="0 0 1 4641">
            <text:p text:style-name="P1">creates</text:p>
          </draw:connector>
          <draw:connector draw:style-name="gr15" draw:text-style-name="P7" draw:layer="layout" svg:x1="58.707cm" svg:y1="22.177cm" svg:x2="58.707cm" svg:y2="17.473cm" draw:start-shape="id4" draw:start-glue-point="0" draw:end-shape="id8" draw:end-glue-point="2" svg:d="M58707 22177v-4704" svg:viewBox="0 0 1 4705">
            <text:p text:style-name="P1">creates</text:p>
          </draw:connector>
          <draw:connector draw:style-name="gr15" draw:text-style-name="P7" draw:layer="layout" svg:x1="42.338cm" svg:y1="24.701cm" svg:x2="48.762cm" svg:y2="24.701cm" draw:start-shape="id2" draw:start-glue-point="1" draw:end-shape="id4" draw:end-glue-point="3" svg:d="M42338 24701h6424" svg:viewBox="0 0 6425 1">
            <text:p text:style-name="P1">uses</text:p>
          </draw:connector>
          <draw:connector draw:style-name="gr15" draw:text-style-name="P7" draw:layer="layout" svg:x1="68.653cm" svg:y1="24.701cm" svg:x2="73.808cm" svg:y2="24.701cm" draw:start-shape="id4" draw:start-glue-point="1" draw:end-shape="id9" draw:end-glue-point="3" svg:d="M68653 24701h5155" svg:viewBox="0 0 5156 1">
            <text:p text:style-name="P1">uses</text:p>
          </draw:connector>
          <draw:g xml:id="id10" draw:id="id10">
            <draw:custom-shape draw:style-name="gr4" draw:text-style-name="P2" draw:layer="layout" svg:width="19.89cm" svg:height="2.3cm" svg:x="48.762cm" svg:y="3.673cm">
              <text:p text:style-name="P1"><text:span text:style-name="T1">Mereology&lt;IFragment&gt;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9.89cm" svg:height="0.858cm" svg:x="48.762cm" svg:y="5.9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9.89cm" svg:height="1.499cm" svg:x="48.762cm" svg:y="6.774cm">
              <text:p text:style-name="P6"><text:span text:style-name="T2">+ isPartOf(part: IFragment, whole: IFragment): boolean</text:span></text:p>
              <draw:enhanced-geometry svg:viewBox="0 0 21600 21600" draw:type="rectangle" draw:enhanced-path="M 0 0 L 21600 0 21600 21600 0 21600 0 0 Z N"/>
            </draw:custom-shape>
          </draw:g>
          <draw:g xml:id="id11" draw:id="id11">
            <draw:custom-shape draw:style-name="gr4" draw:text-style-name="P2" draw:layer="layout" svg:width="19.89cm" svg:height="2.3cm" svg:x="22.448cm" svg:y="3.673cm">
              <text:p text:style-name="P1"><text:span text:style-name="T1">FragmentKB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9.89cm" svg:height="0.858cm" svg:x="22.448cm" svg:y="5.9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9.89cm" svg:height="1.499cm" svg:x="22.448cm" svg:y="6.774cm">
              <text:p text:style-name="P6"><text:span text:style-name="T2">+ isFragmentOf(part: IFragment, whole: IFragment): boolean</text:span></text:p>
              <draw:enhanced-geometry svg:viewBox="0 0 21600 21600" draw:type="rectangle" draw:enhanced-path="M 0 0 L 21600 0 21600 21600 0 21600 0 0 Z N"/>
            </draw:custom-shape>
          </draw:g>
          <draw:connector draw:style-name="gr14" draw:text-style-name="P7" draw:layer="layout" svg:x1="81.809cm" svg:y1="22.401cm" svg:x2="68.652cm" svg:y2="5.973cm" draw:start-shape="id9" draw:start-glue-point="0" draw:end-shape="id10" draw:end-glue-point="1" svg:d="M81809 22401v-16428h-13157" svg:viewBox="0 0 13158 16429">
            <text:p/>
          </draw:connector>
          <draw:connector draw:style-name="gr14" draw:text-style-name="P7" draw:layer="layout" svg:x1="48.762cm" svg:y1="5.973cm" svg:x2="42.338cm" svg:y2="5.973cm" draw:start-shape="id10" draw:start-glue-point="3" draw:end-shape="id11" draw:end-glue-point="1" svg:d="M48762 5973h-6424" svg:viewBox="0 0 6425 1">
            <text:p/>
          </draw:connector>
          <draw:connector draw:style-name="gr13" draw:text-style-name="P7" draw:layer="layout" svg:x1="32.393cm" svg:y1="8.273cm" svg:x2="32.393cm" svg:y2="12.873cm" draw:start-shape="id11" draw:end-shape="id7" draw:end-glue-point="0" svg:d="M32393 8273v4600" svg:viewBox="0 0 1 4601">
            <text:p/>
          </draw:connector>
          <draw:connector draw:style-name="gr13" draw:text-style-name="P7" draw:layer="layout" svg:x1="58.707cm" svg:y1="8.273cm" svg:x2="58.707cm" svg:y2="12.873cm" draw:start-shape="id10" draw:end-shape="id8" svg:d="M58707 8273v4600" svg:viewBox="0 0 1 4601">
            <text:p/>
          </draw:connector>
          <draw:g xml:id="id12" draw:id="id12">
            <draw:custom-shape draw:style-name="gr16" draw:text-style-name="P2" draw:layer="layout" svg:width="14.842cm" svg:height="2.3cm" svg:x="1.748cm" svg:y="12.873cm">
              <text:p text:style-name="P1"><text:span text:style-name="T1">&lt;&lt;Interface&gt;&gt;</text:span></text:p>
              <text:p text:style-name="P1"><text:span text:style-name="T1">IFragmentKBFactory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14.842cm" svg:height="0.858cm" svg:x="1.748cm" svg:y="15.17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4.842cm" svg:height="1.499cm" svg:x="1.748cm" svg:y="15.974cm">
              <text:p text:style-name="P4">+ newFragmentKB(fragment: IFragment): IFragmentKB</text:p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7" draw:layer="layout" svg:x1="16.59cm" svg:y1="15.173cm" svg:x2="22.448cm" svg:y2="15.173cm" draw:start-shape="id12" draw:start-glue-point="1" draw:end-shape="id7" draw:end-glue-point="3" svg:d="M16590 15173h5858" svg:viewBox="0 0 5859 1">
            <text:p text:style-name="P1">creates</text:p>
          </draw:connector>
          <draw:g xml:id="id13" draw:id="id13">
            <draw:custom-shape draw:style-name="gr16" draw:text-style-name="P2" draw:layer="layout" svg:width="14.842cm" svg:height="2.3cm" svg:x="1.748cm" svg:y="22.401cm">
              <text:p text:style-name="P1"><text:span text:style-name="T1">FragmentKBFactory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14.842cm" svg:height="0.858cm" svg:x="1.748cm" svg:y="24.70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4.842cm" svg:height="1.499cm" svg:x="1.748cm" svg:y="25.502cm">
              <text:p text:style-name="P4">+ newFragmentKB(fragment: IFragment): IFragmentKB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7" draw:layer="layout" svg:x1="9.169cm" svg:y1="22.401cm" svg:x2="9.169cm" svg:y2="17.473cm" draw:start-shape="id13" draw:end-shape="id12" draw:end-glue-point="2" svg:d="M9169 22401v-4928" svg:viewBox="0 0 1 4929">
            <text:p/>
          </draw:connector>
          <draw:connector draw:style-name="gr14" draw:text-style-name="P7" draw:layer="layout" svg:x1="22.448cm" svg:y1="24.701cm" svg:x2="16.59cm" svg:y2="24.701cm" draw:start-shape="id2" draw:start-glue-point="3" draw:end-shape="id13" draw:end-glue-point="1" svg:d="M22448 24701h-5858" svg:viewBox="0 0 5859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1.722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5T16:53:30.423098985</meta:creation-date>
    <dc:date>2017-11-26T17:42:37.000106655</dc:date>
    <dc:creator>Maximilian Meffert</dc:creator>
    <meta:editing-duration>PT2H45M46S</meta:editing-duration>
    <meta:editing-cycles>7</meta:editing-cycles>
    <meta:generator>LibreOffice/5.1.6.2$Linux_X86_64 LibreOffice_project/10m0$Build-2</meta:generator>
    <meta:document-statistic meta:object-count="61"/>
  </office:meta>
</office:document-meta>
</file>